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0fcac2" officeooo:paragraph-rsid="000fcac2"/>
    </style:style>
    <style:style style:name="P2" style:family="paragraph" style:parent-style-name="Text_20_body">
      <style:text-properties officeooo:rsid="000fcac2" officeooo:paragraph-rsid="000fcac2"/>
    </style:style>
    <style:style style:name="P3" style:family="paragraph" style:parent-style-name="Title">
      <style:text-properties officeooo:rsid="000fcac2" officeooo:paragraph-rsid="000fcac2"/>
    </style:style>
    <style:style style:name="P4" style:family="paragraph" style:parent-style-name="Text_20_body">
      <style:text-properties officeooo:rsid="000fcac2" officeooo:paragraph-rsid="0011b6fa"/>
    </style:style>
    <style:style style:name="P5" style:family="paragraph" style:parent-style-name="Text_20_body">
      <style:text-properties officeooo:paragraph-rsid="000fcac2"/>
    </style:style>
    <style:style style:name="P6" style:family="paragraph" style:parent-style-name="Text_20_body">
      <style:text-properties officeooo:rsid="0011b6fa" officeooo:paragraph-rsid="0011b6fa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>
      <style:text-properties officeooo:paragraph-rsid="0011b6fa"/>
    </style:style>
    <style:style style:name="P9" style:family="paragraph" style:parent-style-name="Heading_20_1">
      <style:paragraph-properties fo:break-before="page"/>
      <style:text-properties officeooo:rsid="000fcac2" officeooo:paragraph-rsid="000fcac2"/>
    </style:style>
    <style:style style:name="P10" style:family="paragraph" style:parent-style-name="Heading_20_1">
      <style:paragraph-properties fo:break-before="page"/>
      <style:text-properties officeooo:rsid="000fcac2" officeooo:paragraph-rsid="0011b6fa"/>
    </style:style>
    <style:style style:name="P11" style:family="paragraph" style:parent-style-name="Heading_20_3">
      <style:text-properties officeooo:rsid="000fcac2" officeooo:paragraph-rsid="000fcac2"/>
    </style:style>
    <style:style style:name="P12" style:family="paragraph" style:parent-style-name="Heading_20_3">
      <style:text-properties officeooo:rsid="0011b6fa" officeooo:paragraph-rsid="0011b6fa"/>
    </style:style>
    <style:style style:name="P13" style:family="paragraph" style:parent-style-name="Standard" style:list-style-name="L8">
      <style:paragraph-properties fo:margin-top="0cm" fo:margin-bottom="0.282cm" style:contextual-spacing="false" fo:text-align="start" style:justify-single-word="false" fo:orphans="0" fo:widows="0" style:writing-mode="lr-tb"/>
      <style:text-properties officeooo:rsid="00136743" officeooo:paragraph-rsid="00136743"/>
    </style:style>
    <style:style style:name="P14" style:family="paragraph" style:parent-style-name="Standard" style:list-style-name="L9">
      <style:paragraph-properties fo:margin-top="0cm" fo:margin-bottom="0.282cm" style:contextual-spacing="false" fo:text-align="start" style:justify-single-word="false" fo:orphans="0" fo:widows="0" style:writing-mode="lr-tb"/>
      <style:text-properties officeooo:rsid="00136743" officeooo:paragraph-rsid="00136743"/>
    </style:style>
    <style:style style:name="P15" style:family="paragraph" style:parent-style-name="Standard" style:list-style-name="L10">
      <style:paragraph-properties fo:margin-top="0cm" fo:margin-bottom="0.282cm" style:contextual-spacing="false" fo:text-align="start" style:justify-single-word="false" fo:orphans="0" fo:widows="0" style:writing-mode="lr-tb"/>
      <style:text-properties officeooo:rsid="00136743" officeooo:paragraph-rsid="00136743"/>
    </style:style>
    <style:style style:name="P16" style:family="paragraph" style:parent-style-name="Standard" style:list-style-name="L10">
      <style:paragraph-properties fo:margin-top="0cm" fo:margin-bottom="0.282cm" style:contextual-spacing="false" fo:text-align="start" style:justify-single-word="false" fo:orphans="0" fo:widows="0" style:writing-mode="lr-tb"/>
      <style:text-properties officeooo:paragraph-rsid="00136743"/>
    </style:style>
    <style:style style:name="P17" style:family="paragraph" style:parent-style-name="Text_20_body" style:list-style-name="L1">
      <style:text-properties officeooo:rsid="000fcac2" officeooo:paragraph-rsid="000fcac2"/>
    </style:style>
    <style:style style:name="P18" style:family="paragraph" style:parent-style-name="Text_20_body" style:list-style-name="L1">
      <style:text-properties officeooo:rsid="000fcac2" officeooo:paragraph-rsid="0011b6fa"/>
    </style:style>
    <style:style style:name="P19" style:family="paragraph" style:parent-style-name="Text_20_body" style:list-style-name="L2">
      <style:text-properties officeooo:rsid="000fcac2" officeooo:paragraph-rsid="000fcac2"/>
    </style:style>
    <style:style style:name="P20" style:family="paragraph" style:parent-style-name="Text_20_body" style:list-style-name="L3">
      <style:text-properties officeooo:rsid="000fcac2" officeooo:paragraph-rsid="000fcac2"/>
    </style:style>
    <style:style style:name="P21" style:family="paragraph" style:parent-style-name="Text_20_body" style:list-style-name="L4">
      <style:text-properties officeooo:rsid="000fcac2" officeooo:paragraph-rsid="0011b6fa"/>
    </style:style>
    <style:style style:name="P22" style:family="paragraph" style:parent-style-name="Text_20_body" style:list-style-name="L5">
      <style:text-properties officeooo:rsid="000fcac2" officeooo:paragraph-rsid="0011b6fa"/>
    </style:style>
    <style:style style:name="P23" style:family="paragraph" style:parent-style-name="Text_20_body" style:list-style-name="L6">
      <style:text-properties officeooo:rsid="000fcac2" officeooo:paragraph-rsid="0011b6fa"/>
    </style:style>
    <style:style style:name="P24" style:family="paragraph" style:parent-style-name="Text_20_body" style:list-style-name="L7">
      <style:text-properties officeooo:rsid="000fcac2" officeooo:paragraph-rsid="0011b6fa"/>
    </style:style>
    <style:style style:name="P25" style:family="paragraph" style:parent-style-name="Text_20_body">
      <style:text-properties officeooo:rsid="000fcac2" officeooo:paragraph-rsid="000fcac2"/>
    </style:style>
    <style:style style:name="P26" style:family="paragraph" style:parent-style-name="Text_20_body">
      <style:text-properties officeooo:rsid="000fcac2" officeooo:paragraph-rsid="0011b6fa"/>
    </style:style>
    <style:style style:name="P27" style:family="paragraph" style:parent-style-name="Text_20_body" style:list-style-name="L1">
      <style:text-properties officeooo:rsid="0011b6fa" officeooo:paragraph-rsid="0011b6fa"/>
    </style:style>
    <style:style style:name="P28" style:family="paragraph" style:parent-style-name="Text_20_body" style:list-style-name="L4">
      <style:text-properties officeooo:rsid="0011b6fa" officeooo:paragraph-rsid="0011b6fa"/>
    </style:style>
    <style:style style:name="P29" style:family="paragraph" style:parent-style-name="Text_20_body" style:list-style-name="L5">
      <style:text-properties officeooo:rsid="0011b6fa" officeooo:paragraph-rsid="0011b6fa"/>
    </style:style>
    <style:style style:name="P30" style:family="paragraph" style:parent-style-name="Text_20_body" style:list-style-name="L6">
      <style:text-properties officeooo:rsid="0011b6fa" officeooo:paragraph-rsid="0011b6fa"/>
    </style:style>
    <style:style style:name="P31" style:family="paragraph" style:parent-style-name="Text_20_body" style:list-style-name="L5">
      <style:text-properties officeooo:rsid="0012188e" officeooo:paragraph-rsid="0012188e"/>
    </style:style>
    <style:style style:name="P32" style:family="paragraph" style:parent-style-name="Text_20_body" style:list-style-name="L7">
      <style:text-properties officeooo:rsid="0012188e" officeooo:paragraph-rsid="0012188e"/>
    </style:style>
    <style:style style:name="P33" style:family="paragraph" style:parent-style-name="Text_20_body">
      <style:text-properties officeooo:rsid="00136743" officeooo:paragraph-rsid="00136743"/>
    </style:style>
    <style:style style:name="P34" style:family="paragraph" style:parent-style-name="Text_20_body" style:list-style-name="L8">
      <style:text-properties officeooo:rsid="00136743" officeooo:paragraph-rsid="00136743"/>
    </style:style>
    <style:style style:name="P35" style:family="paragraph" style:parent-style-name="Text_20_body" style:list-style-name="L9">
      <style:text-properties officeooo:rsid="00136743" officeooo:paragraph-rsid="00136743"/>
    </style:style>
    <style:style style:name="P36" style:family="paragraph" style:parent-style-name="Text_20_body" style:list-style-name="L10">
      <style:text-properties officeooo:rsid="00136743" officeooo:paragraph-rsid="00136743"/>
    </style:style>
    <style:style style:name="T1" style:family="text">
      <style:text-properties officeooo:rsid="0011b6fa"/>
    </style:style>
    <style:style style:name="T2" style:family="text">
      <style:text-properties fo:language="en" fo:country="US" style:letter-kerning="false" style:language-asian="en" style:country-asian="US" style:language-complex="ar" style:country-complex="SA"/>
    </style:style>
    <style:style style:name="T3" style:family="text">
      <style:text-properties fo:language="en" fo:country="US" fo:font-style="italic" style:letter-kerning="false" style:language-asian="en" style:country-asian="US" style:font-style-asian="italic" style:language-complex="ar" style:country-complex="SA" style:font-style-complex="italic"/>
    </style:style>
    <style:style style:name="T4" style:family="text">
      <style:text-properties fo:language="en" fo:country="US" fo:font-style="normal" style:letter-kerning="false" style:language-asian="en" style:country-asian="US" style:font-style-asian="normal" style:language-complex="ar" style:country-complex="SA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Black Sabre Response</text:p>
      <text:p text:style-name="P1">Observer Book</text:p>
      <text:p text:style-name="P2"/>
      <text:h text:style-name="P9" text:outline-level="1">Scenario 1:</text:h>
      <text:h text:style-name="P11" text:outline-level="3">Vulnerable Service Exploitation</text:h>
      <text:p text:style-name="P5"/>
      <text:p text:style-name="P2">RED TEAM</text:p>
      <text:p text:style-name="P2">Goals:</text:p>
      <text:list xml:id="list518423711" text:style-name="L1">
        <text:list-item>
          <text:p text:style-name="P17">Enumerate active services on target</text:p>
        </text:list-item>
        <text:list-item>
          <text:p text:style-name="P17">Determine exploit in Metasploit Framework</text:p>
        </text:list-item>
        <text:list-item>
          <text:p text:style-name="P17">Gather required information to launch exploit</text:p>
        </text:list-item>
        <text:list-item>
          <text:p text:style-name="P17">Launch exploit and get shell</text:p>
          <text:list>
            <text:list-item>
              <text:p text:style-name="P17">If the MSF exploit fails, manual exploitation will be required</text:p>
            </text:list-item>
            <text:list-item>
              <text:p text:style-name="P17">Additional research/knowledge may be required for manual exploitation</text:p>
            </text:list-item>
          </text:list>
        </text:list-item>
      </text:list>
      <text:p text:style-name="P2">Tools:</text:p>
      <text:list xml:id="list2114933453" text:style-name="L2">
        <text:list-item>
          <text:p text:style-name="P19">NMAP</text:p>
        </text:list-item>
        <text:list-item>
          <text:p text:style-name="P19">Metasploit framework</text:p>
        </text:list-item>
        <text:list-item>
          <text:p text:style-name="P19">nc</text:p>
        </text:list-item>
      </text:list>
      <text:p text:style-name="P2">Rules of engagement:</text:p>
      <text:list xml:id="list3646584366" text:style-name="L3">
        <text:list-item>
          <text:p text:style-name="P20">Do no delete any file not created by the red team</text:p>
        </text:list-item>
        <text:list-item>
          <text:p text:style-name="P20">Do not stop or modify any other services</text:p>
        </text:list-item>
      </text:list>
      <text:p text:style-name="P2"/>
      <text:p text:style-name="P2">Time Estimate: 10-30 minutes</text:p>
      <text:p text:style-name="P2">BLUE TEAM</text:p>
      <text:p text:style-name="P33">Goal:</text:p>
      <text:list xml:id="list810648555" text:style-name="L8">
        <text:list-item>
          <text:p text:style-name="P34">Detect any exploit attempts against services running</text:p>
        </text:list-item>
        <text:list-item>
          <text:p text:style-name="P13"><text:span text:style-name="T2">Check for the suspicious process using tools such as ProcExp and Task Manager, terminate if needed</text:span></text:p>
        </text:list-item>
        <text:list-item>
          <text:p text:style-name="P13"><text:span text:style-name="T2">Watch the splunk alerts console for incoming alerts.</text:span></text:p>
        </text:list-item>
        <text:list-item>
          <text:p text:style-name="P13"><text:span text:style-name="T3">Source=”WinEventLog::security” EventCode=4688 “PowerShell”</text:span></text:p>
        </text:list-item>
      </text:list>
      <text:p text:style-name="P33"/>
      <text:h text:style-name="P9" text:outline-level="1">Scenario 2</text:h>
      <text:h text:style-name="P12" text:outline-level="3">SQL injection</text:h>
      <text:p text:style-name="P8"/>
      <text:p text:style-name="P4">RED TEAM</text:p>
      <text:p text:style-name="P4">Goals:</text:p>
      <text:list xml:id="list91414471546581" text:continue-list="list518423711" text:style-name="L1">
        <text:list-item>
          <text:p text:style-name="P18">Enumerate <text:span text:style-name="T1">web servers</text:span></text:p>
        </text:list-item>
        <text:list-item>
          <text:p text:style-name="P27">Locate potential SQLi target</text:p>
        </text:list-item>
        <text:list-item>
          <text:p text:style-name="P27">Perform manual or automated exploitation of SQLi</text:p>
        </text:list-item>
        <text:list-item>
          <text:p text:style-name="P27">Dump tables to gather information and/or passwords/hashes</text:p>
        </text:list-item>
      </text:list>
      <text:p text:style-name="P4">Tools:</text:p>
      <text:list xml:id="list3911708235" text:style-name="L4">
        <text:list-item>
          <text:p text:style-name="P21">NMAP</text:p>
        </text:list-item>
        <text:list-item>
          <text:p text:style-name="P28">SQLmap</text:p>
        </text:list-item>
        <text:list-item>
          <text:p text:style-name="P28">Burpsuite</text:p>
        </text:list-item>
      </text:list>
      <text:p text:style-name="P4">Rules of engagement:</text:p>
      <text:list xml:id="list1692076618" text:style-name="L5">
        <text:list-item>
          <text:p text:style-name="P22">Do no delete any file not created by the red team</text:p>
        </text:list-item>
        <text:list-item>
          <text:p text:style-name="P22">Do not stop or modify any other services</text:p>
        </text:list-item>
        <text:list-item>
          <text:p text:style-name="P29">Do not delete or remove data from database</text:p>
        </text:list-item>
        <text:list-item>
          <text:p text:style-name="P31">Do not change DVWA security level</text:p>
        </text:list-item>
      </text:list>
      <text:p text:style-name="P4">Time Estimate: 10-30 minutes</text:p>
      <text:p text:style-name="P4">BLUE TEAM</text:p>
      <text:p text:style-name="P33">Goal</text:p>
      <text:list xml:id="list3860659169" text:style-name="L9">
        <text:list-item>
          <text:p text:style-name="P35">Detect SQLi attempts</text:p>
        </text:list-item>
        <text:list-item>
          <text:p text:style-name="P14"><text:span text:style-name="T2">Watch the splunk alerts console for incoming alerts.</text:span></text:p>
        </text:list-item>
        <text:list-item>
          <text:p text:style-name="P14"><text:span text:style-name="T2">O</text:span><text:span text:style-name="T4">n receiving a “Potential SQLi Attempt” alert, review logs in splunk to find any potentially suspicious activity.</text:span></text:p>
        </text:list-item>
        <text:list-item>
          <text:p text:style-name="P14"><text:span text:style-name="T4">Look for suspicious sql queries</text:span></text:p>
        </text:list-item>
      </text:list>
      <text:h text:style-name="P10" text:outline-level="1">Scenario <text:span text:style-name="T1">3</text:span></text:h>
      <text:h text:style-name="P12" text:outline-level="3">File Upload</text:h>
      <text:p text:style-name="P8"/>
      <text:p text:style-name="P4">RED TEAM</text:p>
      <text:p text:style-name="P4">Goals:</text:p>
      <text:list xml:id="list91415512305262" text:continue-list="list91414471546581" text:style-name="L1">
        <text:list-item>
          <text:p text:style-name="P18">Enumerate <text:span text:style-name="T1">web servers</text:span></text:p>
        </text:list-item>
        <text:list-item>
          <text:p text:style-name="P27">Locate file upload location</text:p>
        </text:list-item>
        <text:list-item>
          <text:p text:style-name="P27">Determine backend </text:p>
        </text:list-item>
        <text:list-item>
          <text:p text:style-name="P27">Determine upload restrictions</text:p>
          <text:list>
            <text:list-item>
              <text:p text:style-name="P27">If there is file extension checks may need to intercept request and change type before being sent to server</text:p>
            </text:list-item>
          </text:list>
        </text:list-item>
        <text:list-item>
          <text:p text:style-name="P27">Upload reverse shell</text:p>
        </text:list-item>
        <text:list-item>
          <text:p text:style-name="P27">Open shell and connect</text:p>
        </text:list-item>
      </text:list>
      <text:p text:style-name="P6"/>
      <text:p text:style-name="P4">Tools:</text:p>
      <text:list xml:id="list3616366268" text:style-name="L6">
        <text:list-item>
          <text:p text:style-name="P23">NMAP</text:p>
        </text:list-item>
        <text:list-item>
          <text:p text:style-name="P30">Burpsuite</text:p>
        </text:list-item>
      </text:list>
      <text:p text:style-name="P4"/>
      <text:p text:style-name="P4">Rules of engagement:</text:p>
      <text:list xml:id="list1692427887" text:style-name="L7">
        <text:list-item>
          <text:p text:style-name="P24">Do no delete any file not created by the red team</text:p>
        </text:list-item>
        <text:list-item>
          <text:p text:style-name="P32">Do not change DVWA Security level</text:p>
        </text:list-item>
        <text:list-item>
          <text:p text:style-name="P24">Do not stop or modify any other services</text:p>
        </text:list-item>
      </text:list>
      <text:p text:style-name="P4"/>
      <text:p text:style-name="P4">Time Estimate: 1<text:span text:style-name="T1">5</text:span>-30 minutes</text:p>
      <text:p text:style-name="P4"/>
      <text:p text:style-name="P4">BLUE TEAM</text:p>
      <text:p text:style-name="P33">Goals</text:p>
      <text:list xml:id="list3084351415" text:style-name="L10">
        <text:list-item>
          <text:p text:style-name="P36">Detect malicious file uploads</text:p>
        </text:list-item>
        <text:list-item>
          <text:p text:style-name="P15"><text:span text:style-name="T2">Watch the splunk alerts console for incoming alerts.</text:span></text:p>
        </text:list-item>
        <text:list-item>
          <text:p text:style-name="P16"><text:span text:style-name="T4">On receiving a “Potentially Malicious Upload Access” alert, review logs in splunk to find any potentially suspicious activity.</text:span></text:p>
        </text:list-item>
        <text:list-item>
          <text:p text:style-name="P15"><text:span text:style-name="T4">Flag any potential malicious fil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fcac2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9:15:03.776000000</meta:creation-date>
    <dc:date>2023-11-15T09:14:13.433910004</dc:date>
    <meta:editing-duration>PT18M2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75" meta:word-count="392" meta:character-count="2238" meta:non-whitespace-character-count="1966"/>
  </office:meta>
</office:document-meta>
</file>